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0e0e0"/>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ableColumn1" style:family="table-column">
      <style:table-column-properties style:column-width="3.4625in" style:rel-column-width="32767*"/>
    </style:style>
  </office:automatic-styles>
  <office:body>
    <office:text>
      <text:p text:style-name="P1"><text:span text:style-name="T1">偉煜 | 2006.12.28 22:45 | </text:span><text:span text:style-name="T2">#</text:span></text:p>
      <text:p text:style-name="P2"><text:span text:style-name="T3"><text:line-break/></text:span><text:span text:style-name="T1">我不理解中東問題，也不明白東、西方宗教的衝突問題</text:span><text:span text:style-name="T3"><text:line-break/></text:span><text:span text:style-name="T1">但是我想談談我認識的幾個中東朋友</text:span><text:span text:style-name="T3"><text:line-break/></text:span><text:span text:style-name="T1">談談我對暴力被施加在他們身上的感觸</text:span><text:span text:style-name="T3"><text:line-break/></text:span><text:span text:style-name="T1">也談談</text:span><text:span text:style-name="T3"><text:line-break/></text:span><text:span text:style-name="T1">異於我所遭遇的「另一種人生」</text:span></text:p>
      <text:p text:style-name="P2"><text:span text:style-name="T3"><text:line-break/></text:span><text:span text:style-name="T1">有一次，我請四個朋友到我住的地方吃飯</text:span><text:span text:style-name="T3"><text:line-break/></text:span><text:span text:style-name="T1">兩位巴勒斯坦人</text:span><text:span text:style-name="T3"><text:line-break/></text:span><text:span text:style-name="T1">一位敘利亞青年</text:span><text:span text:style-name="T3"><text:line-break/></text:span><text:span text:style-name="T1">還有一位伊朗人</text:span><text:span text:style-name="T3"><text:line-break/></text:span><text:span text:style-name="T1">我刻意把四個人一起請來</text:span><text:span text:style-name="T3"><text:line-break/></text:span><text:span text:style-name="T1">並非我不曉得阿拉伯人與波斯人之間存在難以言喻的矛盾</text:span><text:span text:style-name="T3"><text:line-break/></text:span><text:span text:style-name="T1">而是我天真以為，這種矛盾根本與一頓晚餐無關</text:span></text:p>
      <text:p text:style-name="P2"><text:span text:style-name="T1">四個人都很捧場，陸續光臨</text:span><text:span text:style-name="T3"><text:line-break/></text:span><text:span text:style-name="T1">誰也沒躲著誰</text:span><text:span text:style-name="T3"><text:line-break/></text:span><text:span text:style-name="T1">儘管如此，阿拉伯人和波斯人仍像白天那樣</text:span><text:span text:style-name="T3"><text:line-break/></text:span><text:span text:style-name="T1">對彼此視若無睹，好像對方根本就不在身邊似的</text:span></text:p>
      <text:p text:style-name="P2"><text:span text:style-name="T1">這種”冒充”對方不在的能力，讓我非常驚訝</text:span><text:span text:style-name="T3"><text:line-break/></text:span><text:span text:style-name="T1">如果硬要形容的話</text:span><text:span text:style-name="T3"><text:line-break/></text:span><text:span text:style-name="T1">可能有點像沙特在「存在與虛無」裡所描述的那種「自欺」概念</text:span><text:span text:style-name="T3"><text:line-break/></text:span><text:span text:style-name="T1">我很喜歡沙特解釋這個想法時所用的一個例子：</text:span></text:p>
      <text:p text:style-name="P2"><text:span text:style-name="T1">餐廳的侍者總是能夠「假裝」自己就是整個餐廳古怪、彆扭儀式的一部份</text:span><text:span text:style-name="T3"><text:line-break/></text:span><text:span text:style-name="T1">好像他不是「另一個與你、我無異的活人」一樣</text:span></text:p>
      <text:p text:style-name="P2"><text:span text:style-name="T1">顯然</text:span><text:span text:style-name="T3"><text:line-break/></text:span><text:span text:style-name="T1">人總是有一種不可思議的本事</text:span><text:span text:style-name="T3"><text:line-break/></text:span><text:span text:style-name="T1">可以藉著否定自我來融入某種儀式性規範</text:span><text:span text:style-name="T3"><text:line-break/></text:span><text:span text:style-name="T1">最後，並變成該儀式的一部份</text:span><text:span text:style-name="T3"><text:line-break/></text:span><text:span text:style-name="T1">讓「自我」</text:span></text:p>
      <text:p text:style-name="P2"><text:span text:style-name="T1">憑空消失</text:span></text:p>
      <text:p text:style-name="P2"><text:span text:style-name="T1">那頓晚餐很愉快</text:span><text:span text:style-name="T3"><text:line-break/></text:span><text:span text:style-name="T1">除了我必須把伊朗朋友盤子裡的洋蔥一根一根挑起讓我感到有點困窘以外</text:span><text:span text:style-name="T3"><text:line-break/></text:span><text:span text:style-name="T1">（穆斯林的各種食物禁忌簡直超乎我這個幾乎什麼都吃的中國人的想像）</text:span></text:p>
      <text:p text:style-name="P2"><text:span text:style-name="T1">沒多久，Samiha突然對我說了一段話</text:span><text:span text:style-name="T3"><text:line-break/></text:span><text:span text:style-name="T1">說這些話的時候，她用的是那種每個巴勒斯坦朋友都慣常會有的樂觀態度</text:span><text:span text:style-name="T3"><text:line-break/></text:span><text:span text:style-name="T1">這種非比尋常的樂觀，常讓我誤會</text:span><text:span text:style-name="T3"><text:line-break/></text:span><text:span text:style-name="T1">以為巴勒斯坦必屬某種無憂無慮的天堂</text:span><text:span text:style-name="T3"><text:line-break/></text:span><text:span text:style-name="T1">否則他們怎會個個如此爽朗、快樂？</text:span></text:p>
      <text:p text:style-name="P2"><text:span text:style-name="T1">Samiha指著餐桌旁的人說</text:span><text:span text:style-name="T3"><text:line-break/></text:span><text:span text:style-name="T1">她在巴勒斯坦的時候，從來沒有參加過朋友的聚會</text:span><text:span text:style-name="T3"><text:line-break/></text:span><text:span text:style-name="T1">因為</text:span><text:span text:style-name="T3"><text:line-break/></text:span><text:span text:style-name="T1">明明是短短二十分鐘的路程</text:span><text:span text:style-name="T3"><text:line-break/></text:span><text:span text:style-name="T1">他們卻往往需要花上數倍的時間才能抵達</text:span></text:p>
      <text:p text:style-name="P2"><text:span text:style-name="T1">出門以後</text:span><text:span text:style-name="T3"><text:line-break/></text:span><text:span text:style-name="T1">「每走五分鐘，就是一個佈滿以色列士兵的檢查哨」</text:span><text:span text:style-name="T3"><text:line-break/></text:span><text:span text:style-name="T1">「我們得排著長長的隊伍通過檢查」</text:span><text:span text:style-name="T3"><text:line-break/></text:span><text:span text:style-name="T1">「以色列士兵會用槍對著我們的胸口、對著我們的腦袋」</text:span><text:span text:style-name="T3"><text:line-break/></text:span><text:span text:style-name="T1">「目光兇狠、口出惡言」</text:span><text:span text:style-name="T3"><text:line-break/></text:span><text:span text:style-name="T1">「槍口幾乎緊貼我們的身體」</text:span><text:span text:style-name="T3"><text:line-break/></text:span><text:span text:style-name="T1">「他們相信我們每個人身上都綁著炸藥」</text:span></text:p>
      <text:p text:style-name="P2"><text:span text:style-name="T1">所以</text:span><text:span text:style-name="T3"><text:line-break/></text:span><text:span text:style-name="T1">除了上下學和工作以外</text:span><text:span text:style-name="T3"><text:line-break/></text:span><text:span text:style-name="T1">Samiha和她的家人、朋友根本沒人想要外出</text:span></text:p>
      <text:p text:style-name="P2"><text:span text:style-name="T1">講完這些話以後，餐桌氣氛絲毫沒有冷卻下來</text:span><text:span text:style-name="T3"><text:line-break/></text:span><text:span text:style-name="T1">因為Samiha講這話時，用的是</text:span><text:span text:style-name="T3"><text:line-break/></text:span><text:span text:style-name="T1">像一個台灣小孩到樓下便利商店兌換贈品時的那種興高采烈態度</text:span></text:p>
      <text:p text:style-name="P2"><text:span text:style-name="T1">後來，三個阿拉伯朋友進到我房間，聊了更多</text:span><text:span text:style-name="T3"><text:line-break/></text:span><text:span text:style-name="T1">伊朗朋友在餐廳，沒有跟來</text:span></text:p>
      <text:p text:style-name="P2"><text:span text:style-name="T1">Samiha說</text:span><text:span text:style-name="T3"><text:line-break/></text:span><text:span text:style-name="T1">她每天都要打長途電話回巴勒斯坦</text:span><text:span text:style-name="T3"><text:line-break/></text:span><text:span text:style-name="T1">問媽媽</text:span><text:span text:style-name="T3"><text:line-break/></text:span><text:span text:style-name="T1">爸爸和哥哥回家沒</text:span><text:span text:style-name="T3"><text:line-break/></text:span><text:span text:style-name="T1">她說這是她在巴勒斯坦時就有的習慣</text:span><text:span text:style-name="T3"><text:line-break/></text:span><text:span text:style-name="T1">有幾次，她和同學在學校說再見</text:span><text:span text:style-name="T3"><text:line-break/></text:span><text:span text:style-name="T1">第二天，她再見到的就只是一具冰冷的屍體</text:span></text:p>
      <text:p text:style-name="P2"><text:span text:style-name="T1">「還有好幾次，以色列士兵把戰車開到我們家門口」</text:span><text:span text:style-name="T3"><text:line-break/></text:span><text:span text:style-name="T1">「喝令所有家人舉起手，走出屋外」</text:span><text:span text:style-name="T3"><text:line-break/></text:span><text:span text:style-name="T1">「夜晚，沒有燈光，沒有厚衣服，我們不知道自己下一刻是不是還會活著」</text:span></text:p>
      <text:p text:style-name="P2"><text:span text:style-name="T1">Samiha還說：</text:span><text:span text:style-name="T3"><text:line-break/></text:span><text:span text:style-name="T1">「如果有一天，我的家人出門後再也沒有回來」</text:span><text:span text:style-name="T3"><text:line-break/></text:span><text:span text:style-name="T1">「那麼，我就真的會去綁炸藥」</text:span></text:p>
      <text:p text:style-name="P2"><text:span text:style-name="T1">敘利亞朋友告訴我，他離開國家的原因是因為他的兵役時間就快要到了</text:span><text:span text:style-name="T3"><text:line-break/></text:span><text:span text:style-name="T1">他的媽媽要他快點離開</text:span></text:p>
      <text:p text:style-name="P2"><text:span text:style-name="T1">我想到自己服過兵役</text:span><text:span text:style-name="T3"><text:line-break/></text:span><text:span text:style-name="T1">但是我卻未曾靠近戰場、不曾接近死亡</text:span><text:span text:style-name="T3"><text:line-break/></text:span><text:span text:style-name="T1">根本沒有任何怯懦之處需要我去面對</text:span><text:span text:style-name="T3"><text:line-break/></text:span><text:span text:style-name="T1">所以，我的勇敢只是像抓頭、搔癢那樣微不足道</text:span></text:p>
      <text:p text:style-name="P2"><text:span text:style-name="T1">伊朗朋友告訴我</text:span><text:span text:style-name="T3"><text:line-break/></text:span><text:span text:style-name="T1">阿拉伯人曾經侵入他的國家</text:span><text:span text:style-name="T3"><text:line-break/></text:span><text:span text:style-name="T1">霸佔他們的財富、土地</text:span><text:span text:style-name="T3"><text:line-break/></text:span><text:span text:style-name="T1">把他們的文明徹底破壞</text:span><text:span text:style-name="T3"><text:line-break/></text:span><text:span text:style-name="T1">所以</text:span><text:span text:style-name="T3"><text:line-break/></text:span><text:span text:style-name="T1">他和他的同胞都討厭阿拉伯人</text:span></text:p>
      <text:p text:style-name="P2"><text:span text:style-name="T1">我問那是多久以前的事</text:span><text:span text:style-name="T3"><text:line-break/></text:span><text:span text:style-name="T1">他說：</text:span></text:p>
      <text:p text:style-name="P2"><text:span text:style-name="T1">「一千多年前」</text:span></text:p>
      <text:p text:style-name="P2"><text:span text:style-name="T1">那天晚上</text:span><text:span text:style-name="T3"><text:line-break/></text:span><text:span text:style-name="T1">我對「自欺」有了不一樣的想法</text:span><text:span text:style-name="T3"><text:line-break/></text:span><text:span text:style-name="T1">但一直到現在，我都說不上來</text:span><text:span text:style-name="T3"><text:line-break/></text:span></text:p>
      <text:p text:style-name="P1"><text:span text:style-name="T1">良哲 | 2006.12.28 12:18 | </text:span><text:span text:style-name="T2">#</text:span></text:p>
      <text:p text:style-name="P3"><text:span text:style-name="T1">陳真要我幫忙留言，說他家中有事，私務疲憊不堪，短期內無法上網，亦無法查閱留言及信件。請見諒。他還說，善意留言盼勿刪，心意心領，後會有期。</text:span></text:p>
      <text:p text:style-name="P1"><text:span text:style-name="T1">還是偉煜 | 2006.12.14 23:32 | </text:span><text:span text:style-name="T2">#</text:span></text:p>
      <text:p text:style-name="P2"><text:span text:style-name="T1">網路作者須知</text:span></text:p>
      <text:p text:style-name="P2"><text:span text:style-name="T1">自從TCP/IP（網路通訊協定）制訂以後，網路作者一下子就變成全世界最重要的人物。要是有人膽敢上網路發表個人意見，不消幾秒鐘時間，所有宇宙生物的兇狠目光就會立刻以每秒數個千位元組到數個百萬位元組的瘋狂速度向作者狂奔過來。不一會兒，一場後現代版的文化大革命運動，就會以數位化方式在網路伺服器裡血腥展開。要是發言者心臟運作速度未達20GB HZ以上水準（每秒震盪200億次），可千萬別冒險上來。</text:span></text:p>
      <text:p text:style-name="P2"><text:span text:style-name="T1">網路寫作像是一場現代版的「文字獄」。身陷囹圄者，國語文程度或許不讓人恭維，但政治不正確卻更容易替自己惹來一身腥臭。網路作者，大概是滿清滅亡、民國以來，最能感受文字獄震撼力的一群人。文字獄之所以遲遲未成國人記憶塵封或變成故宮展示古蹟，至今仍活生生、血淋淋不斷在現代上演。網路絕對居功宏偉，貢獻不可磨滅。</text:span></text:p>
      <text:p text:style-name="P2"><text:span text:style-name="T1">網路作者通常是這樣的一群人：他們好心把自己的經驗、意見、觀感、浪漫、抒情、遐想、天真、回憶、良知、悔意、愛國心、人生觀、科學知識、宇宙真理、讀書心得、旅行記錄、滑稽糗事、一口怨氣、夢魘囈語辛苦敲打出來。其目的可能只是想自我檢討、練習作文、消磨時間、逃避社會、爭取注意、博得同情、發財成名、呼朋引伴、締結良緣、推廣四維八德、喚起國人良知、維護社會正義、促進世界和平，或和本人一樣，發發神經。但結果，往往不從人意。</text:span></text:p>
      <text:p text:style-name="P2"><text:span text:style-name="T1">有人才剛在網路上說自己喜歡「捷克」，立刻就會有網友上來質疑這個人是不是資本主義走狗。否則，為什麼要去高爾夫球場林立的國家和封建貴族一起追逐小白球？一陣嚴厲聲討後，便搬出所有波西米亞還在流行或已經消失的毒咒，把他歷代尊親屬通通一起請來團聚。其實，這位可憐作者可能只是一位米蘭‧昆德拉的書迷、布拉格音樂節的樂迷、反對前蘇聯坦克大軍蠻橫闖入別人國家的自由民主人士，或是一個養了一條叫捷克的兔子的人而已。還有人在網路上承認自己愛看某部好萊塢電影，馬上就有無數髒話跨國越洋向他飛來，說這個人敵視波狄亞（Jean Baudrillard），把現實和虛擬胡亂顛倒。並且，還怪他輕視本土、否定草根、看不起台灣人、是228兇手，最好趕快滾回大陸…。</text:span></text:p>
      <text:p text:style-name="P2"><text:span text:style-name="T1">網路是個充滿怪異聯想的地方，在此，懷疑四處蔓延、瘋狂隨意滋生、鬥爭到處展開、仇恨胡亂散佈。精神科醫生若是想把病患一網打盡、讓收入毫無止境，則當踴躍前來網路世界，蒐集病例兼網羅驚奇。</text:span></text:p>
      <text:p text:style-name="P2"><text:span text:style-name="T1">究竟網路作者到底該怎樣才能應付來自四面八方、層出不窮的人身攻擊？以下建議，務必採信：</text:span></text:p>
      <text:p text:style-name="P2"><text:span text:style-name="T1">「視若無睹」是懦夫作為，僅心室肥大或心室瓣膜閉鎖不全者可酌情使用。一般流行作法是替換性別；將個人雄性特徵盡量隱瞞，改用陰性身份代言。若作者是女生，則可向網友堅持未婚資格，並公開求偶心聲。如此，就能藉個人性吸引力消除生物因繁殖競爭而引發的衝突壓力。萬一不幸遭遇同性攻擊，男性網友也可馬上以正義包裝性慾，用愛心護衛相挺。但光是採取以上保命步驟，恐未能克盡全功。網路作者還應當在中文以外，另夾雜英文、日文、法文、德文、義大利文等八大工業國家先進語文，以錯亂文章脈絡、迴避讀者挑剔。再不然，也可向他人盜用自己屬意文章，如此，所有不幸後果即由著作權所有人獨自承擔，重製者便可免除遭遇攻擊。</text:span><text:span text:style-name="T3"><text:line-break/></text:span></text:p>
      <text:p text:style-name="P1"><text:span text:style-name="T1">偉煜 | 2006.12.14 15:39 | </text:span><text:span text:style-name="T2">#</text:span></text:p>
      <text:p text:style-name="P3"><text:span text:style-name="T1">除非先把自己當成敵人</text:span></text:p>
      <text:p text:style-name="P3"><text:span text:style-name="T1">否則我們什麼魔鬼也無法消滅</text:span></text:p>
      <text:p text:style-name="P1"><text:span text:style-name="T1">偉煜學弟 | 2006.12.12 15:36 | </text:span><text:span text:style-name="T2">#</text:span></text:p>
      <text:p text:style-name="P2"><text:span text:style-name="T3"><text:line-break/></text:span><text:span text:style-name="T1">親愛的阿真哥學長（我也讀過台南永福國小）（我1969年生，我猜你比我年紀大）：</text:span></text:p>
      <text:p text:style-name="P2"><text:span text:style-name="T1">你常阻止我們崇拜你</text:span></text:p>
      <text:p text:style-name="P2"><text:span text:style-name="T1">你的理由不外乎</text:span></text:p>
      <text:p text:style-name="P2"><text:span text:style-name="T1">/ 我們對你的喜好基於”錯誤理解 “，這種錯誤，恰好就是你最討厭的部分 /</text:span></text:p>
      <text:p text:style-name="P2"><text:span text:style-name="T1">/ 如果笨是一種罪的話，我們不應該以為”無罪之人”就是偉人 /</text:span></text:p>
      <text:p text:style-name="P2"><text:span text:style-name="T1">但，阿真哥學長</text:span></text:p>
      <text:p text:style-name="P2"><text:span text:style-name="T1">縱使我們對你有這樣、那樣錯誤的認識</text:span></text:p>
      <text:p text:style-name="P2"><text:span text:style-name="T1">縱使我們對智者的崇拜過於天真、盲目</text:span></text:p>
      <text:p text:style-name="P2"><text:span text:style-name="T1">但是</text:span></text:p>
      <text:p text:style-name="P2"><text:span text:style-name="T1">若人把自己的話”當真”</text:span></text:p>
      <text:p text:style-name="P2"><text:span text:style-name="T1">其價值超乎任何”實情”</text:span></text:p>
      <text:p text:style-name="P2"><text:span text:style-name="T1">阿真哥學長</text:span></text:p>
      <text:p text:style-name="P2"><text:span text:style-name="T1">你不應該分析我們對你和學姊的”喜歡"</text:span></text:p>
      <text:p text:style-name="P2"><text:span text:style-name="T1">因為那不是知識</text:span></text:p>
      <text:p text:style-name="P2"><text:span text:style-name="T1">那是感情 —</text:span></text:p>
      <text:p text:style-name="P2"><text:span text:style-name="T1">是一種一旦描述，就會使描述之人陷入愚蠢；但越愚蠢，就越顯其價值的東西</text:span></text:p>
      <text:p text:style-name="P2"><text:span text:style-name="T1">苦難會讓靈魂齊聲說話</text:span></text:p>
      <text:p text:style-name="P2"><text:span text:style-name="T1">如果我們的心之一角曾經因你和學姊顫動、塌陷</text:span></text:p>
      <text:p text:style-name="P2"><text:span text:style-name="T1">那只是出自我們"對自己"的愛情</text:span></text:p>
      <text:p text:style-name="P2"><text:span text:style-name="T1">和出自靈魂的不勝欷噓</text:span></text:p>
      <text:p text:style-name="P2"><text:span text:style-name="T1">愛與靈魂的愚蠢爆炸，並不屬真理勸阻的範圍</text:span></text:p>
      <text:p text:style-name="P2"><text:span text:style-name="T1">你的詞嚴厲色，注定徒勞無功</text:span></text:p>
      <text:p text:style-name="P2"><text:span text:style-name="T1">我不喜歡”溝通 “</text:span></text:p>
      <text:p text:style-name="P2"><text:span text:style-name="T1">我認為</text:span></text:p>
      <text:p text:style-name="P2"><text:span text:style-name="T1">溝通的結果</text:span></text:p>
      <text:p text:style-name="P2"><text:span text:style-name="T1">常常讓人們用不同的方式說話，卻說不出不同的東西</text:span></text:p>
      <text:p text:style-name="P2"><text:span text:style-name="T1">阿真哥學長</text:span></text:p>
      <text:p text:style-name="P2"><text:span text:style-name="T1">但願你接受我對你”亂唱反調”的用心</text:span></text:p>
      <text:p text:style-name="P2"><text:span text:style-name="T1">學弟 偉煜</text:span><text:span text:style-name="T3"><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